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4.402cm" table:align="left"/>
    </style:style>
    <style:style style:name="Table1.A" style:family="table-column">
      <style:table-column-properties style:column-width="1.229cm"/>
    </style:style>
    <style:style style:name="Table1.B" style:family="table-column">
      <style:table-column-properties style:column-width="6.6cm"/>
    </style:style>
    <style:style style:name="Table1.C" style:family="table-column">
      <style:table-column-properties style:column-width="6.572cm"/>
    </style:style>
    <style:style style:name="Table1.A1" style:family="table-cell">
      <style:table-cell-properties style:vertical-align="middle" fo:padding="0.049cm" fo:border="none"/>
    </style:style>
    <style:style style:name="Table2" style:family="table">
      <style:table-properties style:width="16.471cm" table:align="left"/>
    </style:style>
    <style:style style:name="Table2.A" style:family="table-column">
      <style:table-column-properties style:column-width="5.958cm"/>
    </style:style>
    <style:style style:name="Table2.B" style:family="table-column">
      <style:table-column-properties style:column-width="10.513cm"/>
    </style:style>
    <style:style style:name="Table2.A1" style:family="table-cell">
      <style:table-cell-properties style:vertical-align="middle" fo:padding="0.049cm" fo:border="none"/>
    </style:style>
    <style:style style:name="P1" style:family="paragraph" style:parent-style-name="Heading_20_1">
      <style:text-properties officeooo:rsid="0007bb1c" officeooo:paragraph-rsid="0007bb1c"/>
    </style:style>
    <style:style style:name="P2" style:family="paragraph" style:parent-style-name="Heading_20_2">
      <style:text-properties officeooo:rsid="0007bb1c" officeooo:paragraph-rsid="0007bb1c"/>
    </style:style>
    <style:style style:name="P3" style:family="paragraph" style:parent-style-name="Standard">
      <style:text-properties officeooo:rsid="0007bb1c" officeooo:paragraph-rsid="0007bb1c"/>
    </style:style>
    <style:style style:name="P4" style:family="paragraph" style:parent-style-name="Text_20_body">
      <style:text-properties officeooo:rsid="0007bb1c" officeooo:paragraph-rsid="0007bb1c"/>
    </style:style>
    <style:style style:name="P5" style:family="paragraph" style:parent-style-name="Heading_20_2">
      <style:text-properties officeooo:paragraph-rsid="0007bb1c"/>
    </style:style>
    <style:style style:name="P6" style:family="paragraph" style:parent-style-name="Preformatted_20_Text">
      <style:paragraph-properties fo:margin-top="0cm" fo:margin-bottom="0.499cm" style:contextual-spacing="false"/>
      <style:text-properties officeooo:paragraph-rsid="0007bb1c"/>
    </style:style>
    <style:style style:name="P7" style:family="paragraph" style:parent-style-name="Preformatted_20_Text">
      <style:paragraph-properties fo:margin-top="0cm" fo:margin-bottom="0.499cm" style:contextual-spacing="false"/>
    </style:style>
    <style:style style:name="P8" style:family="paragraph" style:parent-style-name="Standard">
      <style:text-properties officeooo:rsid="0003d1bc" officeooo:paragraph-rsid="0003d1bc"/>
    </style:style>
    <style:style style:name="P9" style:family="paragraph" style:parent-style-name="Standard">
      <style:text-properties officeooo:rsid="0003d1bc" officeooo:paragraph-rsid="0007bb1c"/>
    </style:style>
    <style:style style:name="P10" style:family="paragraph" style:parent-style-name="Standard">
      <style:text-properties officeooo:paragraph-rsid="0003d1bc"/>
    </style:style>
    <style:style style:name="P11" style:family="paragraph" style:parent-style-name="Standard">
      <style:text-properties officeooo:rsid="0005bd18" officeooo:paragraph-rsid="0005bd18"/>
    </style:style>
    <style:style style:name="P12" style:family="paragraph" style:parent-style-name="Heading_20_2">
      <style:text-properties officeooo:rsid="0007bb1c" officeooo:paragraph-rsid="0007bb1c"/>
    </style:style>
    <style:style style:name="P13" style:family="paragraph" style:parent-style-name="Standard">
      <style:text-properties officeooo:rsid="0007bb1c" officeooo:paragraph-rsid="0007bb1c"/>
    </style:style>
    <style:style style:name="P14" style:family="paragraph" style:parent-style-name="Standard">
      <style:text-properties officeooo:rsid="0008311b" officeooo:paragraph-rsid="0008311b"/>
    </style:style>
    <style:style style:name="T1" style:family="text">
      <style:text-properties officeooo:rsid="0003d1bc"/>
    </style:style>
    <style:style style:name="T2" style:family="text">
      <style:text-properties officeooo:rsid="0005bd18"/>
    </style:style>
    <style:style style:name="T3" style:family="text">
      <style:text-properties officeooo:rsid="0007b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ask 1: Update my existing code I have given you. This is what needs to be done:</text:p>
      <text:p text:style-name="P8"/>
      <text:p text:style-name="P10"><text:span text:style-name="T1">1) There is i</text:span>nappropriate memory allocation. <text:span text:style-name="T1">I</text:span>t is better to use malloc() once outside a loop instead of multiple times inside the loop because this can improve the program's performance.</text:p>
      <text:p text:style-name="P10"><text:span text:style-name="T1">2) </text:span>Code has been broken down into some functions which have been used in multiple places, with an effort to reduce the amount of duplicated code. There are many opportunities to further break down code in order to re-use <text:span text:style-name="T1">the</text:span> functions – <text:span text:style-name="T1">can you do this please</text:span>.</text:p>
      <text:p text:style-name="P10"><text:span text:style-name="T1">3) Memory management: A</text:span>llocation done using the for-loop method rather than the block method but inside a method, or using block method without a dedicated function. <text:span text:style-name="T1">Can you improve the memory allocation.</text:span></text:p>
      <text:p text:style-name="P10"><text:span text:style-name="T1">4) </text:span>Comments are present, but not of a consistent quality and in places may be completed absent. No attempt at doc-comments on functions. There is <text:span text:style-name="T1">also</text:span> some sensible formatting with use of white space and naming, but this may be inconsistent within files. Code is somewhat readable but may be hard to follow in places. <text:span text:style-name="T1">Can you update the full code with appropriate comments.</text:span></text:p>
      <text:p text:style-name="P10"/>
      <text:p text:style-name="P8">Once done, save all the files in a folder called ‘Task 1’. </text:p>
      <text:p text:style-name="P10"/>
      <text:p text:style-name="P8">Task 2: Using the updated code in Task 1, I need to create more files. </text:p>
      <text:p text:style-name="P8"/>
      <text:p text:style-name="P9">If you completed part 1, you should have understood what the overall code does. <text:span text:style-name="T2">In a nutshell ‘ebfComp.c’ and ‘ebfEcho.c’ are files which reads in a ‘ebf’ input file and writes it to an output file. The two other files ‘ebuComp.c’ and ‘ebuEcho.c’ do exactly the same thing but they handle a different file type which is ‘ebu’. </text:span><text:span text:style-name="T3">There are also two further ‘.c’ files called ‘ebf2ebu’ and ‘ebu2ebf’ and it is just converting between the file types. </text:span><text:span text:style-name="T2">There are many tests created which makes sure that all the files are working correctly.</text:span></text:p>
      <text:p text:style-name="P8"/>
      <text:p text:style-name="P11">Using the files: </text:p>
      <text:p text:style-name="P11">1) Compile the provided files using ‘make all’</text:p>
      <text:p text:style-name="P11">2) To run the test script for the first time ‘chmod +x tests.sh’ (permission to execute file)</text:p>
      <text:p text:style-name="P11">3) After you have permission, use ‘./test.sh’ and you will see it passes 168 out of 168.</text:p>
      <text:p text:style-name="P11"/>
      <text:p text:style-name="P3">What I need you to do for Task 2 is this:</text:p>
      <text:p text:style-name="P3"/>
      <text:p text:style-name="P3">1) Create two more ‘.c’ files called ‘ebcComp.c’ and ‘ebcEcho.c’ which does exactly the same thing but handles a file type called ‘ebc’. Then 2 further ‘.c’ files called ‘ebc2ebu’ and ‘ebu2ebc’ which again just converts between the two file types.</text:p>
      <text:p text:style-name="P14">2) Update the make file and test script to make sure the files compile and all the tests pa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he messages and return codes which you should use a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alue</text:p>
            </table:table-cell>
            <table:table-cell table:style-name="Table1.A1" office:value-type="string">
              <text:p text:style-name="Table_20_Heading">String</text:p>
            </table:table-cell>
            <table:table-cell table:style-name="Table1.A1" office:value-type="string">
              <text:p text:style-name="Table_20_Heading">Conditio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ERROR: Bad Argument Count</text:p>
          </table:table-cell>
          <table:table-cell table:style-name="Table1.A1" office:value-type="string">
            <text:p text:style-name="Table_20_Contents">Program given wrong # of arguments</text:p>
          </table:table-cell>
        </table:table-row>
        <table:table-row>
          <table:table-cell table:style-name="Table1.A1" office:value-type="string">
            <text:p text:style-name="Table_20_Contents">2</text:p>
          </table:table-cell>
          <table:table-cell table:style-name="Table1.A1" office:value-type="string">
            <text:p text:style-name="Table_20_Contents">ERROR: Bad File Name (fname)</text:p>
          </table:table-cell>
          <table:table-cell table:style-name="Table1.A1" office:value-type="string">
            <text:p text:style-name="Table_20_Contents">Program fails to open file</text:p>
          </table:table-cell>
        </table:table-row>
        <table:table-row>
          <table:table-cell table:style-name="Table1.A1" office:value-type="string">
            <text:p text:style-name="Table_20_Contents">3</text:p>
          </table:table-cell>
          <table:table-cell table:style-name="Table1.A1" office:value-type="string">
            <text:p text:style-name="Table_20_Contents">ERROR: Bad Magic Number (fname)</text:p>
          </table:table-cell>
          <table:table-cell table:style-name="Table1.A1" office:value-type="string">
            <text:p text:style-name="Table_20_Contents">File has an illegal magic number</text:p>
          </table:table-cell>
        </table:table-row>
        <table:table-row>
          <table:table-cell table:style-name="Table1.A1" office:value-type="string">
            <text:p text:style-name="Table_20_Contents">4</text:p>
          </table:table-cell>
          <table:table-cell table:style-name="Table1.A1" office:value-type="string">
            <text:p text:style-name="Table_20_Contents">ERROR: Bad Dimensions (fname)</text:p>
          </table:table-cell>
          <table:table-cell table:style-name="Table1.A1" office:value-type="string">
            <text:p text:style-name="Table_20_Contents">File has illegal dimensions</text:p>
          </table:table-cell>
        </table:table-row>
        <table:table-row>
          <table:table-cell table:style-name="Table1.A1" office:value-type="string">
            <text:p text:style-name="Table_20_Contents">5</text:p>
          </table:table-cell>
          <table:table-cell table:style-name="Table1.A1" office:value-type="string">
            <text:p text:style-name="Table_20_Contents">ERROR: Image Malloc Failed</text:p>
          </table:table-cell>
          <table:table-cell table:style-name="Table1.A1" office:value-type="string">
            <text:p text:style-name="Table_20_Contents">Malloc failed to allocate memory</text:p>
          </table:table-cell>
        </table:table-row>
        <table:table-row>
          <table:table-cell table:style-name="Table1.A1" office:value-type="string">
            <text:p text:style-name="Table_20_Contents">6</text:p>
          </table:table-cell>
          <table:table-cell table:style-name="Table1.A1" office:value-type="string">
            <text:p text:style-name="Table_20_Contents">ERROR: Bad Data (fname)</text:p>
          </table:table-cell>
          <table:table-cell table:style-name="Table1.A1" office:value-type="string">
            <text:p text:style-name="Table_20_Contents">Reading in data failed</text:p>
          </table:table-cell>
        </table:table-row>
        <table:table-row>
          <table:table-cell table:style-name="Table1.A1" office:value-type="string">
            <text:p text:style-name="Table_20_Contents">7</text:p>
          </table:table-cell>
          <table:table-cell table:style-name="Table1.A1" office:value-type="string">
            <text:p text:style-name="Table_20_Contents">ERROR: Output Failed (fname)</text:p>
          </table:table-cell>
          <table:table-cell table:style-name="Table1.A1" office:value-type="string">
            <text:p text:style-name="Table_20_Contents">Writing out data failed</text:p>
          </table:table-cell>
        </table:table-row>
        <table:table-row>
          <table:table-cell table:style-name="Table1.A1" office:value-type="string">
            <text:p text:style-name="Table_20_Contents">100</text:p>
          </table:table-cell>
          <table:table-cell table:style-name="Table1.A1" office:value-type="string">
            <text:p text:style-name="Table_20_Contents">ERROR: Miscellaneous (describe)</text:p>
          </table:table-cell>
          <table:table-cell table:style-name="Table1.A1" office:value-type="string">
            <text:p text:style-name="Table_20_Contents">Any other error which is detected</text:p>
          </table:table-cell>
        </table:table-row>
      </table:table>
      <text:p text:style-name="P3">In all cases, fname should be replaced by the name of the file which caused the error. In the case of Miscellaneous errors, in 100 chars or less please describe what the error was.</text:p>
      <text:p text:style-name="P3"/>
      <text:p text:style-name="P4">You should also use these standard success messages, for which the value is always 0.</text:p>
      <table:table table:name="Table2" table:style-name="Table2">
        <table:table-column table:style-name="Table2.A"/>
        <table:table-column table:style-name="Table2.B"/>
        <table:table-header-rows>
          <table:table-row>
            <table:table-cell table:style-name="Table2.A1" office:value-type="string">
              <text:p text:style-name="Table_20_Heading">String</text:p>
            </table:table-cell>
            <table:table-cell table:style-name="Table2.A1" office:value-type="string">
              <text:p text:style-name="Table_20_Heading">Condition</text:p>
            </table:table-cell>
          </table:table-row>
        </table:table-header-rows>
        <table:table-row>
          <table:table-cell table:style-name="Table2.A1" office:value-type="string">
            <text:p text:style-name="Table_20_Contents">Usage: executablename file1 file2</text:p>
          </table:table-cell>
          <table:table-cell table:style-name="Table2.A1" office:value-type="string">
            <text:p text:style-name="Table_20_Contents">Program run with no arguments</text:p>
          </table:table-cell>
        </table:table-row>
        <table:table-row>
          <table:table-cell table:style-name="Table2.A1" office:value-type="string">
            <text:p text:style-name="Table_20_Contents">ECHOED</text:p>
          </table:table-cell>
          <table:table-cell table:style-name="Table2.A1" office:value-type="string">
            <text:p text:style-name="Table_20_Contents">xEcho file successfully completes</text:p>
          </table:table-cell>
        </table:table-row>
        <table:table-row>
          <table:table-cell table:style-name="Table2.A1" office:value-type="string">
            <text:p text:style-name="Table_20_Contents">IDENTICAL</text:p>
          </table:table-cell>
          <table:table-cell table:style-name="Table2.A1" office:value-type="string">
            <text:p text:style-name="Table_20_Contents">xComp file successfully completes and files are identical</text:p>
          </table:table-cell>
        </table:table-row>
        <table:table-row>
          <table:table-cell table:style-name="Table2.A1" office:value-type="string">
            <text:p text:style-name="Table_20_Contents">DIFFERENT</text:p>
          </table:table-cell>
          <table:table-cell table:style-name="Table2.A1" office:value-type="string">
            <text:p text:style-name="Table_20_Contents">xComp file successfully completes and files are not identical</text:p>
          </table:table-cell>
        </table:table-row>
        <table:table-row>
          <table:table-cell table:style-name="Table2.A1" office:value-type="string">
            <text:p text:style-name="Table_20_Contents">CONVERTED</text:p>
          </table:table-cell>
          <table:table-cell table:style-name="Table2.A1" office:value-type="string">
            <text:p text:style-name="Table_20_Contents">x2y file successfully completes</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 text:outline-level="1">Information to help you with both Tasks</text:h>
      <text:h text:style-name="P2" text:outline-level="2"><text:bookmark text:name="user-content-ebf-files1"/>File format details</text:h>
      <text:p text:style-name="Text_20_body">The three file formats you will be using are ebf, ebu and ebc - these are all <text:span text:style-name="Strong_20_Emphasis">new file formats</text:span> which have been created for this <text:span text:style-name="T3">Task</text:span> - you <text:span text:style-name="Strong_20_Emphasis">will not</text:span> find any useful information about them online. They are loosely based on the PGM image format which you can find out more about <text:a xlink:type="simple" xlink:href="https://netpbm.sourceforge.net/doc/pgm.html" text:style-name="Internet_20_link" text:visited-style-name="Visited_20_Internet_20_Link">here</text:a>.</text:p>
      <text:p text:style-name="Text_20_body">You have some sample ebf files available in the sample_images folder. <text:span text:style-name="T3">They all have a maximum pixel value of 31</text:span></text:p>
      <text:h text:style-name="Heading_20_2" text:outline-level="2"><text:bookmark text:name="user-content-ebf-files"/>ebf files</text:h>
      <text:p text:style-name="Text_20_body">ebf files are a basic greyscale image file. They contain a short header of metadata, followed by pixel values. The basic format is as follows:</text:p>
      <text:p text:style-name="Preformatted_20_Text"><text:span text:style-name="Source_20_Text">eb <text:s text:c="13"/>- this is the magic number - for ebf files this is always eb.</text:span></text:p>
      <text:p text:style-name="Preformatted_20_Text"><text:span text:style-name="Source_20_Text">height width <text:s text:c="3"/>- two space-separated integers which give the height and width of the image.</text:span></text:p>
      <text:p text:style-name="P6"><text:span text:style-name="Source_20_Text">p1 p2 p3 ... <text:s text:c="3"/>- the pixel data which is separated by spaces. This is usually (but not always) separated into rows by a newline.</text:span></text:p>
      <text:h text:style-name="P5" text:outline-level="2"><text:bookmark text:name="user-content-ebu-files"/>ebu files</text:h>
      <text:p text:style-name="Text_20_body">ebu (ebf uncompressed) are the binary equivalent of ebf files. They have a very similar header (written in ASCII) followed by the pixel data written out as <text:span text:style-name="Strong_20_Emphasis">binary</text:span>. If you open an ebu file in a text editor, you will generally see a random string of data as it is not encoded in a human-readable format.</text:p>
      <text:p text:style-name="Preformatted_20_Text"><text:span text:style-name="Source_20_Text">eu</text:span></text:p>
      <text:p text:style-name="Preformatted_20_Text"><text:span text:style-name="Source_20_Text">height width</text:span></text:p>
      <text:p text:style-name="P7"><text:span text:style-name="Source_20_Text">p1 p2 p3 ...</text:span></text:p>
      <text:h text:style-name="Heading_20_2" text:outline-level="2"><text:bookmark text:name="user-content-ebc-files"/>ebc files</text:h>
      <text:p text:style-name="Text_20_body">ebc (ebf compressed) are compressed binary ebf files. They also have a similar header, but the pixel data is written out in <text:span text:style-name="Strong_20_Emphasis">compressed</text:span> binary. As ebf files have a maximum pixel value of 31, each pixel can be represented by <text:span text:style-name="Strong_20_Emphasis">5 bits of binary</text:span>. C can only write out blocks of 8 bits (1 byte) at once, so you will need to design an algorithm to pack your pixel data into the minimum number of bytes. This should compress an ebu file to just over 0.6 times its original size.</text:p>
      <text:p text:style-name="Preformatted_20_Text"><text:span text:style-name="Source_20_Text">ec</text:span></text:p>
      <text:p text:style-name="Preformatted_20_Text"><text:span text:style-name="Source_20_Text">height width</text:span></text:p>
      <text:p text:style-name="P7"><text:span text:style-name="Source_20_Text">packed binary pixel data</text:span></text:p>
      <text:p text:style-name="P3"/>
      <text:p text:style-name="P3"/>
      <text:p text:style-name="P3"/>
      <text:p text:style-name="P3"/>
      <text:h text:style-name="P2" text:outline-level="2"><text:bookmark text:name="user-content-what-is-binary-data"/><text:soft-page-break/>What is binary data?</text:h>
      <text:p text:style-name="Text_20_body">When we talk about binary vs ASCII data in programming, we are essentially talking about how data is encoded. ASCII data is encoded in a human-readable format, and each character takes up 8 bits (technically, 7 bits and 1 for parity). Binary data is encoded in a smaller but non-human-readable format - while the number '255' would take 3 bytes of ASCII, it is 1 byte of binary. However, when a human tries to open a binary-encoded file, you will not be able to read it:</text:p>
      <text:p text:style-name="Preformatted_20_Text"><text:span text:style-name="Source_20_Text">eu</text:span></text:p>
      <text:p text:style-name="Preformatted_20_Text"><text:span text:style-name="Source_20_Text">2 2</text:span></text:p>
      <text:p text:style-name="P7"><text:span text:style-name="Source_20_Text">�</text:span></text:p>
      <text:p text:style-name="Text_20_body">This is slice0a.ebf, converted into an ebu - it's smaller, but no longer readable! However, the exact same numbers are there - just in a more compressed format.</text:p>
      <text:p text:style-name="Text_20_body">You will find that there are binary read and write functions built into C - you do not need to do <text:span text:style-name="Strong_20_Emphasis">any</text:span> conversion.</text:p>
      <text:p text:style-name="P3"/>
      <text:p text:style-name="P3"/>
      <text:p text:style-name="P3"/>
      <text:p text:style-name="P3"/>
      <text:p text:style-name="P11"/>
      <text:p text:style-name="P11"/>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21:41:45.302760775</meta:creation-date>
    <dc:date>2023-04-25T22:23:05.972688588</dc:date>
    <meta:editing-duration>PT12M52S</meta:editing-duration>
    <meta:editing-cycles>2</meta:editing-cycles>
    <meta:generator>LibreOffice/7.3.7.2$Linux_X86_64 LibreOffice_project/30$Build-2</meta:generator>
    <meta:document-statistic meta:table-count="2" meta:image-count="0" meta:object-count="0" meta:page-count="4" meta:paragraph-count="83" meta:word-count="1084" meta:character-count="6004" meta:non-whitespace-character-count="4980"/>
  </office:meta>
</office:document-meta>
</file>